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3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4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5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6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7" style:family="paragraph" style:parent-style-name="Standard">
      <style:paragraph-properties fo:line-height="150%" fo:text-indent="0.741cm" style:auto-text-indent="false"/>
      <style:text-properties officeooo:rsid="0011c8d8" officeooo:paragraph-rsid="0011c8d8"/>
    </style:style>
    <style:style style:name="T1" style:family="text">
      <style:text-properties officeooo:rsid="0012dc81"/>
    </style:style>
    <style:style style:name="T2" style:family="text">
      <style:text-properties officeooo:rsid="000aee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故事</text:p>
      <text:p text:style-name="P2">你驾驶列车——一辆有妖精搭乘的火车。作为列车长，你可以决定列车的行驶方向、增减删改不同类型的车厢，最终达到终点。</text:p>
      <text:p text:style-name="P3"/>
      <text:p text:style-name="P3">机制</text:p>
      <text:p text:style-name="P3">核心机制：路线规划<text:span text:style-name="T1">+资源管理（餐车出餐设置？）</text:span></text:p>
      <text:p text:style-name="P4">1.<text:span text:style-name="T2">车厢，不同的车厢提供不同的服务，</text:span>只有在有列车服务的车站才能使用金币增减删改车厢。车厢需要管理清洁（员工或者玩家）。</text:p>
      <text:p text:style-name="P5">2.需求，玩家要满足妖精的需求，可以是饮食需求或者是车厢需求。如果不满达到顶点则妖精会吃了你。（假设不满有3次阈值，性格差的会减少？）</text:p>
      <text:p text:style-name="P5">3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6">4.突发情况，妖精可能会突然爆发，造成突发情况，如进入环境，或者跳窗逃票。对列车经营有负面影响，需要玩家解决。（强制或是选择？）（机制？）</text:p>
      <text:p text:style-name="P1"/>
      <text:p text:style-name="P1">美学</text:p>
      <text:p text:style-name="P7">同前</text:p>
      <text:p text:style-name="P1"/>
      <text:p text:style-name="P1">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17T16:16:24.946242300</dc:date>
    <meta:editing-duration>PT23M43S</meta:editing-duration>
    <meta:editing-cycles>18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12" meta:word-count="383" meta:character-count="389" meta:non-whitespace-character-count="389"/>
  </office:meta>
</office:document-meta>
</file>